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Undervisningssted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8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rette et undervisningssted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>Opret lokale</text:p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 trykker på Opret ny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, indtaster Undervisningssteds navn,</text:p>
              </text:list-item>
              <text:list-item>
                <text:p text:style-name="P66">der indtastes email</text:p>
              </text:list-item>
              <text:list-item>
                <text:p text:style-name="P67">der indtastes telefon nr.</text:p>
              </text:list-item>
              <text:list-item>
                <text:p text:style-name="P68">mulighed for at tilføje billede.</text:p>
              </text:list-item>
              <text:list-item>
                <text:p text:style-name="P69">pa trykker på gem</text:p>
              </text:list-item>
            </text:list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Undervisnings stedet vises nu i oversigten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4:00:00Z</meta:creation-date>
    <dc:date>2017-11-13T11:42:00Z</dc:date>
    <meta:template xlink:href="Normal" xlink:type="simple"/>
    <meta:editing-cycles>4</meta:editing-cycles>
    <meta:editing-duration>PT720S</meta:editing-duration>
    <meta:document-statistic meta:page-count="1" meta:paragraph-count="1" meta:word-count="87" meta:character-count="620" meta:row-count="4" meta:non-whitespace-character-count="534"/>
  </office:meta>
</office:document-meta>
</file>